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31bf4" officeooo:paragraph-rsid="00031bf4"/>
    </style:style>
    <style:style style:name="P2" style:family="paragraph" style:parent-style-name="Standard" style:list-style-name="L1">
      <style:text-properties style:font-name="Arial" officeooo:rsid="00031bf4" officeooo:paragraph-rsid="00031bf4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ão 3:</text:p>
      <text:p text:style-name="P1"/>
      <text:p text:style-name="P1"><text:s/>(2d+1) = 513</text:p>
      <text:list xml:id="list1578892014624891261" text:style-name="L1">
        <text:list-item>
          <text:p text:style-name="P2">(2d+1) = 513</text:p>
        </text:list-item>
        <text:list-item>
          <text:p text:style-name="P2">(d+1) = 257</text:p>
        </text:list-item>
        <text:list-item>
          <text:p text:style-name="P2">Mínimo 2 descendentes</text:p>
        </text:list-item>
        <text:list-item>
          <text:p text:style-name="P2">Uma folha não possui descendestes, portanto 0 (zero)</text:p>
        </text:list-item>
        <text:list-item>
          <text:p text:style-name="P2">200-1 = 199</text:p>
        </text:list-item>
        <text:list-item>
          <text:p text:style-name="P2">(n/2)-1 = 49.99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1:09:45.015751465</meta:creation-date>
    <dc:date>2016-11-27T11:16:36.656200271</dc:date>
    <meta:editing-duration>PT6M54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8" meta:word-count="34" meta:character-count="158" meta:non-whitespace-character-count="137"/>
  </office:meta>
</office:document-meta>
</file>